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12c246" officeooo:paragraph-rsid="0012c246" style:font-size-asian="14pt" style:font-size-complex="16pt"/>
    </style:style>
    <style:style style:name="P2" style:family="paragraph" style:parent-style-name="Standard">
      <style:text-properties style:font-name="Liberation Sans" fo:font-size="16pt" officeooo:rsid="00130dbc" officeooo:paragraph-rsid="00130dbc" style:font-size-asian="14pt" style:font-size-complex="16pt"/>
    </style:style>
    <style:style style:name="P3" style:family="paragraph" style:parent-style-name="Standard">
      <style:text-properties style:font-name="Liberation Sans" fo:font-size="16pt" style:font-size-asian="16pt" style:font-size-complex="16pt"/>
    </style:style>
    <style:style style:name="P4" style:family="paragraph" style:parent-style-name="Standard">
      <style:text-properties style:font-name="Liberation Sans" fo:font-size="16pt" officeooo:rsid="00130dbc" officeooo:paragraph-rsid="00130dbc" style:font-size-asian="16pt" style:font-size-complex="16pt"/>
    </style:style>
    <style:style style:name="P5" style:family="paragraph" style:parent-style-name="Standard">
      <style:text-properties style:font-name="Liberation Sans" fo:font-size="16pt" officeooo:rsid="0013dfa6" officeooo:paragraph-rsid="0013dfa6" style:font-size-asian="16pt" style:font-size-complex="16pt"/>
    </style:style>
    <style:style style:name="P6" style:family="paragraph" style:parent-style-name="Standard">
      <style:text-properties style:font-name="Liberation Sans" fo:font-size="16pt" officeooo:rsid="001669c0" officeooo:paragraph-rsid="001669c0" style:font-size-asian="16pt" style:font-size-complex="16pt"/>
    </style:style>
    <style:style style:name="P7" style:family="paragraph" style:parent-style-name="Standard">
      <style:text-properties style:font-name="Liberation Sans" fo:font-size="16pt" officeooo:rsid="0018443d" officeooo:paragraph-rsid="0018443d" style:font-size-asian="16pt" style:font-size-complex="16pt"/>
    </style:style>
    <style:style style:name="P8" style:family="paragraph" style:parent-style-name="Standard">
      <style:text-properties style:font-name="Liberation Sans" fo:font-size="18pt" style:text-underline-style="solid" style:text-underline-width="auto" style:text-underline-color="font-color" fo:font-weight="bold" officeooo:rsid="0012c246" officeooo:paragraph-rsid="0012c246" style:font-size-asian="18pt" style:font-weight-asian="bold" style:font-size-complex="18pt" style:font-weight-complex="bold"/>
    </style:style>
    <style:style style:name="T1" style:family="text">
      <style:text-properties officeooo:rsid="00130d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locadora de veículos.</text:p>
      <text:p text:style-name="P1"/>
      <text:p text:style-name="P1">O desafio consiste no seguinte:</text:p>
      <text:p text:style-name="P1"/>
      <text:p text:style-name="P1">Desenvolvimento de Sistema para Locadora de Veículos</text:p>
      <text:p text:style-name="P1"/>
      <text:p text:style-name="P1">Contexto e Requisitos:</text:p>
      <text:p text:style-name="P1">A equipe, composta por no mínimo 2 e no máximo 4 integrantes, foi contratada para desenvolver um sistema de locadora de veículos. Este sistema será projetado utilizando a linguagem de</text:p>
      <text:p text:style-name="P1">programação TypeScript, ou no máximo JavaScript Vanilla, permitindo uma interface via terminal ou qualquer interface gráfica.</text:p>
      <text:p text:style-name="P1"/>
      <text:p text:style-name="P1"/>
      <text:p text:style-name="P1">Regras de Negócio Estabelecidas pelo Cliente:</text:p>
      <text:p text:style-name="P1"/>
      <text:p text:style-name="P1">Cadastro de Veículos:</text:p>
      <text:p text:style-name="P1"/>
      <text:p text:style-name="P1">1. Não é permitido cadastrar veículos com a mesma placa de outro já registrado no sistema.</text:p>
      <text:p text:style-name="P1"/>
      <text:p text:style-name="P1">2. As informações a serem cadastradas dos veículos devem incluir o valor da hora de aluguel.</text:p>
      <text:p text:style-name="P1"/>
      <text:p text:style-name="P1">Aluguel de Veículos:</text:p>
      <text:p text:style-name="P1"/>
      <text:p text:style-name="P1">1. Para alugar um veículo, o cliente deve fornecer nome, CPF e o tipo de carteira.</text:p>
      <text:p text:style-name="P1"/>
      <text:p text:style-name="P1">2. Se o tipo de carteira do cliente for "A", ele só poderá alugar uma moto; se for "B", apenas um carro.</text:p>
      <text:p text:style-name="P1"/>
      <text:p text:style-name="P1">3. Cada cliente pode alugar apenas um veículo por vez, e não deve estar alugando nenhum outro veículo no momento de realizar um novo aluguel.</text:p>
      <text:p text:style-name="P1"/>
      <text:p text:style-name="P1">4. Ao alugar um veículo, deve-se realizar um cálculo considerando o valor da diária, os dias a serem alugados e um acréscimo conforme o tipo de veículo. Carros terão um acréscimo de 10%,</text:p>
      <text:p text:style-name="P1"><text:soft-page-break/>enquanto motos terão 5%.</text:p>
      <text:p text:style-name="P1"/>
      <text:p text:style-name="P1">Devolução de Veículos:</text:p>
      <text:p text:style-name="P1"/>
      <text:p text:style-name="P1">1. A devolução do veículo requer o fornecimento do CPF do cliente e a placa do veículo.</text:p>
      <text:p text:style-name="P1">2. Não é permitido excluir um veículo que esteja atualmente alugado.</text:p>
      <text:p text:style-name="P1"/>
      <text:p text:style-name="P1">Faturamento:</text:p>
      <text:p text:style-name="P1"/>
      <text:p text:style-name="P1">O sistema, quando solicitado, deve apresentar a fatura a ser paga pelo cliente, detalhando o custo do aluguel de cada veículo.</text:p>
      <text:p text:style-name="P1"/>
      <text:p text:style-name="P1">Funcionalidades do Sistema</text:p>
      <text:p text:style-name="P1"/>
      <text:p text:style-name="P1">Cadastrar veículo</text:p>
      <text:p text:style-name="P1">Alugar veículo</text:p>
      <text:p text:style-name="P1">Devolver veículo</text:p>
      <text:p text:style-name="P1">Listar veículos disponíveis</text:p>
      <text:p text:style-name="P1">Listar veículos alugados</text:p>
      <text:p text:style-name="P1">Mostrar fatura do cliente</text:p>
      <text:p text:style-name="P1">Sair do sistema</text:p>
      <text:p text:style-name="P1"/>
      <text:p text:style-name="P1">Entrega do Projeto:</text:p>
      <text:p text:style-name="P1"/>
      <text:p text:style-name="P1">•O código fonte do projeto deve ser desenvolvido em TypeScript ou, no máximo, em JavaScript</text:p>
      <text:p text:style-name="P1">Vanilla.</text:p>
      <text:p text:style-name="P1">•A interface pode ser implementada via terminal ou qualquer interface gráfica (HTML e CSS, por</text:p>
      <text:p text:style-name="P1">exemplo).</text:p>
      <text:p text:style-name="P1">•A equipe deve ser composta por no mínimo 2 e no máximo 4 integrantes.</text:p>
      <text:p text:style-name="P1">•O código deve ser entregue via link de repositório remoto (por exemplo, GitHub) ou em arquivo</text:p>
      <text:p text:style-name="P1">zipado.</text:p>
      <text:p text:style-name="P1">•A entrega deve ser feita através do sistema escolar LMS designado para este curso.</text:p>
      <text:p text:style-name="P1"><text:soft-page-break/>•Observação: Certifique-se de seguir as boas práticas de desenvolvimento, documentação</text:p>
      <text:p text:style-name="P1">adequada e teste do código antes da entrega.</text:p>
      <text:p text:style-name="P1"/>
      <text:p text:style-name="P8">Como o nosso grupo desenvolveu o sistema:</text:p>
      <text:p text:style-name="P1"/>
      <text:p text:style-name="P1">Utilizamos a linguagem de programação TypeScript, e desenvolvemos com a interface de terminal. Como nos requisitos não havia utilização de banco de dados, optamos por fazer a persistência dos dados através de arquivos texto.</text:p>
      <text:p text:style-name="P1"/>
      <text:p text:style-name="P1">Inicialmente, o sistema deve carregar os arquivos de texto que contêm os dados, e ao encerrar o sistema, deve salvar estes dados em seus respectivos arquivos texto, para a recuperação na próxima vez que for utilizar o sistema.</text:p>
      <text:p text:style-name="P1"/>
      <text:p text:style-name="P1">Optamos por criar as classes básicas de:</text:p>
      <text:p text:style-name="P1"/>
      <text:p text:style-name="P1">TipoCarteira: Classe encarregada de cuidar dos tipos de carteira que o sistema vai aceitar (inicialmente apenas A e B, conforme o requisito solicitado, podendo ampliar para cadastro de novas carteiras, caso haja necessidade).</text:p>
      <text:p text:style-name="P1">TipoVeiculo: Classe encarregada de cuidar dos tipos de veículos que serão disponibilizados (carros, motos, ou outro tipo que venha a ser utilizado).</text:p>
      <text:p text:style-name="P1">Veiculo: Classe encarregada de cuidar dos veículos.</text:p>
      <text:p text:style-name="P1">Cliente: Classe encarregada de cuidar do cadastro de clientes.</text:p>
      <text:p text:style-name="P1">Locacao: Classe encarregada de cuidar das locações, <text:span text:style-name="T1">e dos detalhes práticos do negócio (como o controle das datas de locação e devolução dos veículos), além de cuidar também dos valores, tanto das diárias quanto dos acréscimos de cada locação, para então persistir esses dados no sistema, e proporcionar com esses dados, os históricos, e também, os controles de fluxo de aluguéis do sistema</text:span>.</text:p>
      <text:p text:style-name="P1">Locadora: Classe principal do sistema, que controla o<text:span text:style-name="T1">s dados, e a manipulação dos dados no sistema.</text:span></text:p>
      <text:p text:style-name="P1"/>
      <text:p text:style-name="P2">Nosso sistema possui as seguintes funcionalidades:</text:p>
      <text:p text:style-name="P2"/>
      <text:p text:style-name="P3"><text:soft-page-break/>1 - Cadastrar tipo de carteira</text:p>
      <text:p text:style-name="P3">2 - Cadastrar tipo de veículo</text:p>
      <text:p text:style-name="P3">3 - Cadastrar veículo</text:p>
      <text:p text:style-name="P3">4 - Cadastrar cliente</text:p>
      <text:p text:style-name="P3">5 - Registrar locação</text:p>
      <text:p text:style-name="P3">6 - Registrar devolução</text:p>
      <text:p text:style-name="P3">7 - Emitir fatura cliente por CPF</text:p>
      <text:p text:style-name="P3">8 - Emitir fatura por id</text:p>
      <text:p text:style-name="P3">9 - Remover/dar baixa em veículo</text:p>
      <text:p text:style-name="P3">10 - Remover/inativar cliente</text:p>
      <text:p text:style-name="P3">11 - Reativar veículo</text:p>
      <text:p text:style-name="P3">12 - Reativar cliente</text:p>
      <text:p text:style-name="P3">13 - Listar todos os veículos (exceto baixados)</text:p>
      <text:p text:style-name="P3">14 - Listar veículos disponíveis</text:p>
      <text:p text:style-name="P3">15 - Listar veículos indisponíveis (em locação)</text:p>
      <text:p text:style-name="P3">16 - Listar veículos baixados (removidos)</text:p>
      <text:p text:style-name="P3">17 - Listar clientes inativos (removidos)</text:p>
      <text:p text:style-name="P3">18 - Histórico de locações de clientes ativos</text:p>
      <text:p text:style-name="P3">19 - Histórico de locações de clientes inativos</text:p>
      <text:p text:style-name="P3">0 - Sair do sistema</text:p>
      <text:p text:style-name="P3"/>
      <text:p text:style-name="P4">Optamos por não fazer a exclusão de veículos e clientes, para assim poder persistir um histórico.</text:p>
      <text:p text:style-name="P4"/>
      <text:p text:style-name="P4">Então, ao invés de exclusão, criamos uma flag para indicar se o veículo está baixado, que seria semelhante a ele estar excluído, porém, não impede de ele aparecer nos dados de históricos passados, apenas impede que ele seja locado novamente.</text:p>
      <text:p text:style-name="P4"/>
      <text:p text:style-name="P4">Da mesma forma, funciona com os clientes, criamos uma flag que indica se ele está ativo ou inativo, sendo a opção inativo, semelhante a se ele estivesse excluído do sistema, não permitindo a eles novas locações, porém permitindo o acesso aos históricos das locações, que por ventura ele já tenha feito antes de ter sido excluído/inativado.</text:p>
      <text:p text:style-name="P4"/>
      <text:p text:style-name="P4">Aproveitando também, criamos as opções de reativar clientes e reativar veículos. O cliente uma vez reativado voltará a ser um cliente que pode alugar veículos, e fazer tudo normalmente. Da <text:soft-page-break/>mesma forma, o veículo, se for reativado, será possível alugá-lo novamente.</text:p>
      <text:p text:style-name="P4"/>
      <text:p text:style-name="P4">IMPORTANTE: Se o veículo estiver sendo alugado por algum cliente, ele não poderá ser baixado. Da mesma forma, se o cliente não tiver devolvido o veículo que ele alugou, não poderá ser inativado. Ou seja, o cliente para ser inativado, é necessário que não esteja com nenhuma locação em andamento, e o veículo para ser baixado, é necessário estar disponível para locação.</text:p>
      <text:p text:style-name="P4"/>
      <text:p text:style-name="P5">O faturamento só pode ocorrer após a devolução do veículo, portanto, veículos em locação não podem ter a fatura emitida. Para emitir, é necessário primeiro fazer a devolução do veículo.</text:p>
      <text:p text:style-name="P5"/>
      <text:p text:style-name="P5">Quanto a devolução do veículo, não é permitido devolver um veículo com data posterior a data atual.</text:p>
      <text:p text:style-name="P5"/>
      <text:p text:style-name="P5">Emissão da fatura:</text:p>
      <text:p text:style-name="P5"/>
      <text:p text:style-name="P5">Após o cliente devolver o veículo, já é possível emitir a fatura. No momento da emissão da fatura, o sistema apresenta o histórico com todas as locações possíveis de emitir fatura que o cliente tenha em seu histórico. Bastando o usuário selecionar qual locação do cliente ele deseja emitir a fatura (e podendo também reemitir faturas de locações anteriores do cliente).</text:p>
      <text:p text:style-name="P5"/>
      <text:p text:style-name="P5">Na fatura, é informado os seguintes dados:</text:p>
      <text:p text:style-name="P5"/>
      <text:p text:style-name="P5"><text:s text:c="32"/>DADOS DA LOCAÇÃO</text:p>
      <text:p text:style-name="P5"/>
      <text:p text:style-name="P5"><text:s text:c="4"/>Nº da fatura</text:p>
      <text:p text:style-name="P5"><text:s text:c="4"/>Data da locação</text:p>
      <text:p text:style-name="P5"><text:s text:c="4"/>Data da devolução</text:p>
      <text:p text:style-name="P5"><text:s text:c="4"/>Quantidade de dias da locação</text:p>
      <text:p text:style-name="P5"><text:s text:c="4"/>Veículo alugado</text:p>
      <text:p text:style-name="P5"><text:s text:c="4"/>Valor da diária</text:p>
      <text:p text:style-name="P5"><text:s text:c="4"/>Placa do veículo</text:p>
      <text:p text:style-name="P5"><text:s text:c="4"/>--------------------------------------------------------------------------------</text:p>
      <text:p text:style-name="P5"/>
      <text:p text:style-name="P5"><text:soft-page-break/><text:s text:c="30"/>DADOS DO CLIENTE</text:p>
      <text:p text:style-name="P5"><text:s text:c="4"/></text:p>
      <text:p text:style-name="P5"><text:s text:c="4"/>Nome do cliente</text:p>
      <text:p text:style-name="P5"><text:s text:c="4"/>CPF do cliente</text:p>
      <text:p text:style-name="P5"><text:s text:c="4"/>Tipo de habilitação</text:p>
      <text:p text:style-name="P5"><text:s text:c="4"/>--------------------------------------------------------------------------------</text:p>
      <text:p text:style-name="P5"/>
      <text:p text:style-name="P5"><text:s text:c="28"/>CÁLCULO DOS VALORES</text:p>
      <text:p text:style-name="P5"/>
      <text:p text:style-name="P5"><text:s text:c="4"/>Valor da diária</text:p>
      <text:p text:style-name="P5"><text:s text:c="4"/>Quantidade de dias</text:p>
      <text:p text:style-name="P5"><text:s text:c="4"/>Total das diárias</text:p>
      <text:p text:style-name="P5"><text:s text:c="4"/>Acréscimo referente a impostos do tipo de veículo</text:p>
      <text:p text:style-name="P5"><text:s text:c="4"/>Total do acréscimo</text:p>
      <text:p text:style-name="P5"><text:s text:c="4"/>Valor total da fatura</text:p>
      <text:p text:style-name="P5"/>
      <text:p text:style-name="P6">Basicamente, com isso, acreditamos que foi possível superar o desafio proposto, e entregar todas as funcionalidades solicitadas no escopo do projeto.</text:p>
      <text:p text:style-name="P6"/>
      <text:p text:style-name="P7">Bibliotecas utilizadas no sistema:</text:p>
      <text:p text:style-name="P7"/>
      <text:p text:style-name="P7">"devDependencies": {</text:p>
      <text:p text:style-name="P7"><text:s text:c="4"/>"@types/node": "20.9.2",</text:p>
      <text:p text:style-name="P7"><text:s text:c="4"/>"typescript": "5.2.2"</text:p>
      <text:p text:style-name="P7"><text:s text:c="2"/>},</text:p>
      <text:p text:style-name="P7"><text:s text:c="2"/>"dependencies": {</text:p>
      <text:p text:style-name="P7"><text:s text:c="4"/>"cli-table": "0.3.11",</text:p>
      <text:p text:style-name="P7"><text:s text:c="4"/>"colors": "1.4.0",</text:p>
      <text:p text:style-name="P7"><text:s text:c="4"/>"figlet": "1.7.0",</text:p>
      <text:p text:style-name="P7"><text:s text:c="4"/>"fs": "0.0.1-security",</text:p>
      <text:p text:style-name="P7"><text:s text:c="4"/>"readline-sync": "1.4.10",</text:p>
      <text:p text:style-name="P7"><text:s text:c="4"/>"system-sleep": "1.3.7"</text:p>
      <text:p text:style-name="P7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0:40:18.978788535</meta:creation-date>
    <dc:date>2023-11-22T22:32:02.121336247</dc:date>
    <meta:editing-duration>PT3H31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117" meta:word-count="1183" meta:character-count="7656" meta:non-whitespace-character-count="6385"/>
  </office:meta>
</office:document-meta>
</file>